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8000000090E909304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5.599cm" svg:height="5.734cm" svg:x="1.601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5.286cm" svg:height="4.063cm" svg:x="1.814cm" svg:y="1.637cm">
          <draw:image xlink:href="Pictures/100002010000038000000090E909304C.tif" xlink:type="simple" xlink:show="embed" xlink:actuate="onLoad">
            <text:p/>
          </draw:image>
        </draw:frame>
        <draw:custom-shape draw:style-name="gr3" draw:text-style-name="P1" draw:layer="layout" svg:width="1.4cm" svg:height="0.7cm" svg:x="24.3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cm" svg:height="0.906cm" svg:x="19.2cm" svg:y="5.8cm">
          <draw:text-box>
            <text:p><text:span text:style-name="T1">Save this query permanantly</text:span></text:p>
          </draw:text-box>
        </draw:frame>
        <draw:line draw:style-name="gr5" draw:text-style-name="P1" draw:layer="layout" svg:x1="22.8cm" svg:y1="5.8cm" svg:x2="24.7cm" svg:y2="4.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1T10:40:11</dc:date>
    <meta:editing-duration>P13DT1H26M26S</meta:editing-duration>
    <meta:editing-cycles>19</meta:editing-cycles>
    <meta:generator>LibreOffice/3.4$Unix LibreOffice_project/340m1$Build-402</meta:generator>
    <meta:document-statistic meta:object-count="5"/>
  </office:meta>
</office:document-meta>
</file>